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1.25mm" style:rel-column-width="8191*"/>
    </style:style>
    <style:style style:name="Table1.H" style:family="table-column">
      <style:table-column-properties style:column-width="21.27mm" style:rel-column-width="8198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H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Slab" fo:font-weight="bold" officeooo:rsid="0000e83e" officeooo:paragraph-rsid="0001471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ato" fo:font-size="10pt" fo:font-weight="bold" officeooo:rsid="00014714" officeooo:paragraph-rsid="0001471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ato" fo:font-size="10pt" fo:font-weight="bold" officeooo:rsid="00069836" officeooo:paragraph-rsid="00069836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o" fo:font-size="10pt" fo:font-weight="bold" officeooo:rsid="000f613b" officeooo:paragraph-rsid="000f613b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ato" fo:font-size="10pt" fo:font-weight="bold" officeooo:rsid="0017f73f" officeooo:paragraph-rsid="0017f73f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ato" fo:font-size="10pt" fo:font-weight="bold" officeooo:rsid="0024fc46" officeooo:paragraph-rsid="0024fc4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ato" fo:font-size="10pt" officeooo:rsid="0000e83e" officeooo:paragraph-rsid="0000e83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ato" fo:font-size="10pt" officeooo:rsid="0000e83e" officeooo:paragraph-rsid="0033dbdc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ato" fo:font-size="10pt" officeooo:rsid="0000e83e" officeooo:paragraph-rsid="002f43a6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Lato" fo:font-size="10pt" officeooo:rsid="0000e83e" officeooo:paragraph-rsid="0032cd0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Lato" fo:font-size="10pt" officeooo:rsid="0000e83e" officeooo:paragraph-rsid="0032d0e9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Lato" fo:font-size="10pt" officeooo:rsid="0000e83e" officeooo:paragraph-rsid="003837e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Lato" fo:font-size="10pt" officeooo:rsid="0003288e" officeooo:paragraph-rsid="0003288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Lato" fo:font-size="10pt" officeooo:rsid="00069836" officeooo:paragraph-rsid="000f613b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Lato" fo:font-size="10pt" officeooo:rsid="000a1b66" officeooo:paragraph-rsid="000f613b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Lato" fo:font-size="10pt" officeooo:rsid="000a1b66" officeooo:paragraph-rsid="0013131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Lato" fo:font-size="10pt" officeooo:rsid="000a1b66" officeooo:paragraph-rsid="000ffbea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Lato" fo:font-size="10pt" officeooo:rsid="000a1b66" officeooo:paragraph-rsid="0017f73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Lato" fo:font-size="10pt" officeooo:rsid="000a1b66" officeooo:paragraph-rsid="001cd709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Lato" fo:font-size="10pt" officeooo:rsid="000a1b66" officeooo:paragraph-rsid="0022d772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Lato" fo:font-size="10pt" officeooo:rsid="0020f510" officeooo:paragraph-rsid="0020f510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Lato" fo:font-size="10pt" officeooo:rsid="00281d91" officeooo:paragraph-rsid="00281d91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Lato" fo:font-size="10pt" officeooo:rsid="00281d91" officeooo:paragraph-rsid="0029e6e6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ato" fo:font-size="10pt" officeooo:rsid="000f613b" officeooo:paragraph-rsid="00131310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ato" fo:font-size="10pt" officeooo:rsid="000f613b" officeooo:paragraph-rsid="001cd709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ato" fo:font-size="10pt" officeooo:rsid="000f613b" officeooo:paragraph-rsid="001a607c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ato" fo:font-size="10pt" officeooo:rsid="0022d772" officeooo:paragraph-rsid="00314802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01d7cdf" officeooo:paragraph-rsid="001d7cd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Lato" fo:font-size="10pt" officeooo:rsid="00014714" officeooo:paragraph-rsid="00014714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Lato" fo:font-size="10pt" style:font-size-asian="10pt" style:font-size-complex="10pt"/>
    </style:style>
    <style:style style:name="T1" style:family="text">
      <style:text-properties officeooo:rsid="00014714"/>
    </style:style>
    <style:style style:name="T2" style:family="text">
      <style:text-properties officeooo:rsid="0003dc9d"/>
    </style:style>
    <style:style style:name="T3" style:family="text">
      <style:text-properties officeooo:rsid="000acd91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f613b"/>
    </style:style>
    <style:style style:name="T6" style:family="text">
      <style:text-properties style:text-position="sub 58%" officeooo:rsid="00193f8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f613b"/>
    </style:style>
    <style:style style:name="T9" style:family="text">
      <style:text-properties style:text-position="0% 100%" officeooo:rsid="0011c07c"/>
    </style:style>
    <style:style style:name="T10" style:family="text">
      <style:text-properties style:text-position="0% 100%" officeooo:rsid="00193f8b"/>
    </style:style>
    <style:style style:name="T11" style:family="text">
      <style:text-properties style:text-position="0% 100%" officeooo:rsid="0022d772"/>
    </style:style>
    <style:style style:name="T12" style:family="text">
      <style:text-properties style:text-position="0% 100%" officeooo:rsid="0023a81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8d704"/>
    </style:style>
    <style:style style:name="T15" style:family="text">
      <style:text-properties officeooo:rsid="0029e6e6"/>
    </style:style>
    <style:style style:name="T16" style:family="text">
      <style:text-properties officeooo:rsid="00314802"/>
    </style:style>
    <style:style style:name="T17" style:family="text">
      <style:text-properties officeooo:rsid="0032cd06"/>
    </style:style>
    <style:style style:name="T18" style:family="text">
      <style:text-properties officeooo:rsid="00383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29">a</text:p>
          </table:table-cell>
          <table:table-cell table:style-name="Table1.A1" office:value-type="string">
            <text:p text:style-name="P29">b</text:p>
          </table:table-cell>
          <table:table-cell table:style-name="Table1.A1" office:value-type="string">
            <text:p text:style-name="P30">¬a</text:p>
          </table:table-cell>
          <table:table-cell table:style-name="Table1.A1" office:value-type="string">
            <text:p text:style-name="P30">¬b</text:p>
          </table:table-cell>
          <table:table-cell table:style-name="Table1.A1" office:value-type="string">
            <text:p text:style-name="P30">¬a ∨ b</text:p>
          </table:table-cell>
          <table:table-cell table:style-name="Table1.A1" office:value-type="string">
            <text:p text:style-name="P30">(a ∧ ¬b),</text:p>
          </table:table-cell>
          <table:table-cell table:style-name="Table1.A1" office:value-type="string">
            <text:p text:style-name="P30">¬(a ∧¬b)</text:p>
          </table:table-cell>
          <table:table-cell table:style-name="Table1.H1" office:value-type="string">
            <text:p text:style-name="P30">a ⇒ b</text:p>
          </table:table-cell>
        </table:table-row>
        <table:table-row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H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H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H2" office:value-type="string">
            <text:p text:style-name="P29">0</text:p>
          </table:table-cell>
        </table:table-row>
        <table:table-row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1</text:p>
          </table:table-cell>
          <table:table-cell table:style-name="Table1.H2" office:value-type="string">
            <text:p text:style-name="P29">1</text:p>
          </table:table-cell>
        </table:table-row>
      </table:table>
      <text:p text:style-name="P7">→<text:span text:style-name="T1"> alle 3 Ausdrücke sind gleichwertig</text:span></text:p>
      <text:p text:style-name="P7"/>
      <text:p text:style-name="P2">2)</text:p>
      <text:p text:style-name="P2">a) </text:p>
      <text:p text:style-name="P8">x ∈ A ∪ B <text:span text:style-name="T2">⟺ <text:s/></text:span>x ∈ A <text:span text:style-name="T17">oder</text:span> x ∈ B</text:p>
      <text:p text:style-name="P9">also φ(x) <text:span text:style-name="T17">⟺ </text:span><text:s/>(x ∈ A ∨ x ∈ B)</text:p>
      <text:p text:style-name="P10">A ∪ B := {x | x ∈ A ∨ x ∈ B}</text:p>
      <text:p text:style-name="P10"/>
      <text:p text:style-name="P8">x ∈ A <text:s/>\ <text:s/>B <text:span text:style-name="T2">⟺ </text:span><text:s/>x ∈ A und x <text:s/>∉ B</text:p>
      <text:p text:style-name="P11">also φ(x) <text:span text:style-name="T17">⟺ </text:span><text:s/>(x ∈ A ∨ x ∉ <text:s/>B)</text:p>
      <text:p text:style-name="P9">A \ B := {x | x ∈ A ∧ x ∉ B}</text:p>
      <text:p text:style-name="P9"/>
      <text:p text:style-name="P8">x ∈ ∅ <text:span text:style-name="T2">⟺ </text:span><text:s/>x ≠ x</text:p>
      <text:p text:style-name="P8">also φ(x) <text:span text:style-name="T17">⟺ </text:span><text:s/>(x ≠ x)</text:p>
      <text:p text:style-name="P9">∅:= {x | x ≠ x}</text:p>
      <text:p text:style-name="P7"/>
      <text:p text:style-name="P13"><text:span text:style-name="T13">b) </text:span>φ(x) <text:span text:style-name="T2">ist eine Komprehensionsformel von x bedeutet: x ∈ M ⟺ <text:s/>φ(x)</text:span></text:p>
      <text:p text:style-name="P8">also: φ(x) <text:span text:style-name="T17">⟺ </text:span><text:s/>(x ∈ <text:span text:style-name="T18">M</text:span>)</text:p>
      <text:p text:style-name="P12"><text:span text:style-name="T18">M </text:span>:= {x | x ∈ <text:span text:style-name="T2">φ(x)</text:span>}</text:p>
      <text:p text:style-name="P7"/>
      <text:p text:style-name="P3">3)</text:p>
      <text:p text:style-name="P14"><text:span text:style-name="T13">a)</text:span> </text:p>
      <text:p text:style-name="P14">{(3, e, A,2, c), (3, e, A,2, d),(3, f, B,2, c), (3, f, B,2, d)}</text:p>
      <text:p text:style-name="P15">b) <text:s/></text:p>
      <text:p text:style-name="P15">(R<text:span text:style-name="T4">1</text:span> × R<text:span text:style-name="T4">2</text:span> ) <text:span text:style-name="T3">= </text:span>{(1, a,2, c), (1, a,2, d),(1, b,2, c), (1, b,2, d)}</text:p>
      <text:p text:style-name="P16">(R<text:span text:style-name="T4">1</text:span> × R<text:span text:style-name="T4">2</text:span> ) × R<text:span text:style-name="T4">3 </text:span><text:span text:style-name="T3">= {(</text:span>1, a,2, c ,<text:span text:style-name="T3">3, e, A), (</text:span>1, a,2, c ,<text:span text:style-name="T3">3, f, B),(</text:span>1, a,2, d ,<text:span text:style-name="T3">3, e, A), (</text:span>1, a,2, d ,<text:span text:style-name="T3">3, f, B),</text:span></text:p>
      <text:p text:style-name="P16"><text:span text:style-name="T3">(</text:span>1, b,2, c ,<text:span text:style-name="T3">3, e, A), (</text:span>1, b,2, c ,<text:span text:style-name="T3">3, f, B),(</text:span>1, b,<text:span text:style-name="T3">2, d ,3, e, A), (</text:span>1, b,<text:span text:style-name="T3">2, d ,3, f, B)}</text:span></text:p>
      <text:p text:style-name="P4">c) </text:p>
      <text:p text:style-name="P17">R<text:span text:style-name="T4">2 </text:span>× R<text:span text:style-name="T4">3</text:span><text:span text:style-name="T7"> </text:span><text:span text:style-name="T8">= <text:s/>{(2, c,3, e, A), (2, c,3, f, B),(2, d,3, e, A), (2, d,3, f, B)}</text:span></text:p>
      <text:p text:style-name="P16"><text:span text:style-name="T7">R</text:span><text:span text:style-name="T4">1</text:span><text:span text:style-name="T7">× </text:span><text:span text:style-name="T9">(</text:span><text:span text:style-name="T7">R</text:span><text:span text:style-name="T4">2 </text:span>× R<text:span text:style-name="T4">3</text:span><text:span text:style-name="T7"> </text:span><text:span text:style-name="T9">) = </text:span><text:span text:style-name="T8">{(1, a,2, c,3, e, A), (1, a,2, c,3, f, B),(1, a2, d,3, e, A), (1, a,2, d,3, f, B),</text:span></text:p>
      <text:p text:style-name="P24">(1, b,2, c,3, e, A), (1, b,2, c,3, f, B),(1, b,2, d,3, e, A), (1, b,2, d,3, f, B),}</text:p>
      <text:p text:style-name="P5"><text:span text:style-name="T8">d</text:span><text:span text:style-name="T7">)</text:span></text:p>
      <text:p text:style-name="P18"><text:span text:style-name="T7">R</text:span><text:span text:style-name="T4">2 </text:span><text:span text:style-name="T7">× R</text:span><text:span text:style-name="T4">3</text:span><text:span text:style-name="T7"> </text:span><text:span text:style-name="T8">= <text:s/>{(2, c,3, e, A), (2, c,3, f, B),(2, d,3, e, A), (2, d,3, f, B)}</text:span></text:p>
      <text:p text:style-name="P19"><text:span text:style-name="T10">(</text:span><text:span text:style-name="T8">R</text:span><text:span text:style-name="T5">2 </text:span><text:span text:style-name="T8">× R</text:span><text:span text:style-name="T5">3</text:span><text:span text:style-name="T8"> </text:span><text:span text:style-name="T10">)× R</text:span><text:span text:style-name="T6">1</text:span><text:span text:style-name="T8">= <text:s/>{(2, c,3, e, A ,1, a), (2, c,3, e, A ,1, b), </text:span></text:p>
      <text:p text:style-name="P25">(2, c,3, f, B ,1, a), (2, c,3, f, B ,1, b), </text:p>
      <text:p text:style-name="P25">(2, d,3, e, A ,1, a), (2, d,3, e, A ,1, b), </text:p>
      <text:p text:style-name="P25">(2, d,3, f, B ,1, a), (2, d,3, f, B ,1, b)}</text:p>
      <text:p text:style-name="P26"/>
      <text:p text:style-name="P28">4)</text:p>
      <text:p text:style-name="P28">a)</text:p>
      <text:p text:style-name="P21"><text:span text:style-name="T7">A = {1,2}<text:tab/>B ={2,3}<text:tab/>C ={</text:span><text:span text:style-name="T11">3</text:span><text:span text:style-name="T7">}</text:span></text:p>
      <text:p text:style-name="P20"><text:span text:style-name="T8">A ∪ B </text:span><text:span text:style-name="T11">= {1,2,3}<text:tab/><text:tab/></text:span><text:span text:style-name="T8">A ∪ C </text:span><text:span text:style-name="T11">= {1,2,3}<text:tab/>⟹ <text:tab/></text:span><text:span text:style-name="T8">A ∪ B </text:span><text:span text:style-name="T11">= </text:span><text:span text:style-name="T8">A ∪ C , </text:span><text:span text:style-name="T12">aber B ≠ <text:s/>C</text:span></text:p>
      <text:p text:style-name="P6">b)</text:p>
      <text:p text:style-name="P22">R = {(1),(2)}<text:tab/><text:tab/>P = {(a, b),(c, <text:span text:style-name="T14">d</text:span>)}</text:p>
      <text:p text:style-name="P23">R × P = {(<text:span text:style-name="T15">1,</text:span>a, b),(<text:span text:style-name="T15">1,</text:span>c, <text:span text:style-name="T14">d</text:span>),(<text:span text:style-name="T15">2,</text:span>a, b),(<text:span text:style-name="T15">2,</text:span>c, <text:span text:style-name="T14">d</text:span>)}</text:p>
      <text:p text:style-name="P23">P × R <text:span text:style-name="T15">= </text:span>{(a, b ,1),(a, b ,2),(c, <text:span text:style-name="T14">d,</text:span>1),(c, <text:span text:style-name="T14">d, </text:span>2)}</text:p>
      <text:p text:style-name="P27">⟹ <text:s/><text:tab/>R × P ≠ P × R , <text:span text:style-name="T16">da Tupel geordnet sind und (1,a, b) ≠ (a, b ,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Roboto Slab" fo:font-weight="bold" officeooo:rsid="0000e83e" officeooo:paragraph-rsid="00014714" style:font-weight-asian="bold" style:font-weight-complex="bol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en –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ula </meta:initial-creator>
    <meta:creation-date>2019-02-21T17:45:00.715268942</meta:creation-date>
    <meta:generator>LibreOffice/6.2.4.2$Linux_X86_64 LibreOffice_project/20$Build-2</meta:generator>
    <dc:date>2019-06-10T16:28:33.731896482</dc:date>
    <dc:creator>merula </dc:creator>
    <meta:editing-duration>PT51M6S</meta:editing-duration>
    <meta:editing-cycles>51</meta:editing-cycles>
    <meta:document-statistic meta:table-count="1" meta:image-count="0" meta:object-count="0" meta:page-count="1" meta:paragraph-count="83" meta:word-count="481" meta:character-count="1597" meta:non-whitespace-character-count="1168"/>
  </office:meta>
</office:document-meta>
</file>